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4.549cm"/>
    </style:style>
    <style:style style:name="Tabelle1.B" style:family="table-column">
      <style:table-column-properties style:column-width="12.451cm"/>
    </style:style>
    <style:style style:name="Tabelle1.A1" style:family="table-cell">
      <style:table-cell-properties style:vertical-align="middle" fo:padding="0.049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Vorteile von Standardsoftware (ausführlich erklärt)</text:h>
      <text:p text:style-name="Text_20_body">Standardsoftware ist eine bereits fertige Softwarelösung, die von vielen Unternehmen genutzt wird und meist sofort einsetzbar ist. Beispiele im Bereich Social Intranet/Digital Workplace sind z. B. Microsoft SharePoint, Staffbase, Haiilo, Workvivo oder Confluence.</text:p>
      <text:p text:style-name="Text_20_body"><text:span text:style-name="Strong_20_Emphasis">1. Schnell einsetzbar</text:span><text:line-break/>Da Standardsoftware bereits entwickelt ist, kann sie ohne lange Wartezeiten eingeführt werden. Gerade bei zeitkritischen Projekten wie der Verbesserung der internen Kommunikation ist das ein entscheidender Vorteil. Unternehmen können oft schon nach wenigen Wochen die ersten Funktionen produktiv nutzen.</text:p>
      <text:p text:style-name="Text_20_body"><text:span text:style-name="Strong_20_Emphasis">2. Geringere Anschaffungskosten</text:span><text:line-break/>Standardlösungen sind deutlich günstiger als Eigenentwicklungen. Die Entwicklungskosten werden auf viele Kunden verteilt, sodass Lizenzen vergleichsweise günstig sind. Für mittelständische Unternehmen ist das finanziell kalkulierbarer und risikoärmer.</text:p>
      <text:p text:style-name="Text_20_body"><text:span text:style-name="Strong_20_Emphasis">3. Regelmäßige Updates und Weiterentwicklung</text:span><text:line-break/>Der Hersteller sorgt dafür, dass die Software technisch aktuell bleibt, Fehler behoben werden und neue Funktionen hinzukommen. Dadurch wird die Lösung langfristig modern und wettbewerbsfähig gehalten – ohne dass das Unternehmen selbst Technikressourcen bereitstellen muss.</text:p>
      <text:p text:style-name="Text_20_body"><text:span text:style-name="Strong_20_Emphasis">4. Stabilität und bewährte Qualität</text:span><text:line-break/>Standardsoftware wurde bereits in vielen anderen Unternehmen getestet und erfolgreich eingesetzt. Kinderkrankheiten sind in der Regel ausgeräumt, wodurch die Einführungsrisiken deutlich sinken.</text:p>
      <text:p text:style-name="Text_20_body"><text:span text:style-name="Strong_20_Emphasis">5. Integration mit anderen Systemen</text:span><text:line-break/>Viele Standardlösungen bieten fertige Schnittstellen zu anderen Tools wie Microsoft 365, SAP, Teams, OneDrive oder HR-Software. Das erleichtert den Datenaustausch und verhindert Medienbrüche im Arbeitsalltag.</text:p>
      <text:p text:style-name="Text_20_body"><text:span text:style-name="Strong_20_Emphasis">6. Skalierbarkeit</text:span><text:line-break/>Wenn das Unternehmen wächst oder neue Standorte hinzukommen, lässt sich Standardsoftware meist problemlos erweitern. Nutzende, Module oder Speicher können einfach hinzugebucht werden.</text:p>
      <text:h text:style-name="Heading_20_2" text:outline-level="2">⚠️ Nachteile von Standardsoftware</text:h>
      <text:p text:style-name="Text_20_body"><text:span text:style-name="Strong_20_Emphasis">1. Eingeschränkte Anpassbarkeit</text:span><text:line-break/>Auch wenn viele Anbieter Customizing ermöglichen, sind der Anpassung Grenzen gesetzt. Unternehmensspezifische Prozesse müssen oft an die Software angepasst werden – statt umgekehrt.</text:p>
      <text:p text:style-name="Text_20_body"><text:span text:style-name="Strong_20_Emphasis">2. Abhängigkeit vom Anbieter </text:span><text:line-break/>Funktionen, Preise und Weiterentwicklung liegen in der Hand des Herstellers. Wechselt man später zu einem anderen System, sind Datenmigrationen kompliziert und teuer.</text:p>
      <text:p text:style-name="Text_20_body"><text:span text:style-name="Strong_20_Emphasis">3. Laufende Kosten durch Lizenzen</text:span><text:line-break/>Auch wenn die Anschaffung günstig ist, fallen langfristig Lizenz- oder Abonnementkosten an. Diese müssen dauerhaft eingeplant werden.</text:p>
      <text:p text:style-name="Text_20_body"><text:soft-page-break/><text:span text:style-name="Strong_20_Emphasis">4. Funktionsüberladung</text:span><text:line-break/>Viele Standardlösungen bieten sehr umfangreiche Feature-Pakete. Oft bleiben 30–50 % der Funktionen ungenutzt – das kann Nutzer:innen verwirren und erschwert das Onboarding.</text:p>
      <text:p text:style-name="Text_20_body"><text:span text:style-name="Strong_20_Emphasis">5. Datenschutzfragen bei Cloud-Lösungen</text:span><text:line-break/>Viele Standardlösungen sind Cloud-basiert. Für Unternehmen in Deutschland muss geprüft werden, ob die Software DSGVO-konform ist und wo die Daten gespeichert werden.</text:p>
      <text:h text:style-name="Heading_20_2" text:outline-level="2">Zusätzliche Argumente (nicht 1:1 ableitbar)</text:h>
      <text:p text:style-name="Text_20_body">Diese Punkte gehen <text:span text:style-name="Strong_20_Emphasis">über das typische „Standard vs. Individual“-Denken hinaus</text:span>:</text:p>
      <table:table table:name="Tabelle1" table:style-name="Tabelle1">
        <table:table-column table:style-name="Tabelle1.A"/>
        <table:table-column table:style-name="Tabelle1.B"/>
        <table:table-header-rows>
          <table:table-row>
            <table:table-cell table:style-name="Tabelle1.A1" office:value-type="string">
              <text:p text:style-name="Table_20_Heading">Thema</text:p>
            </table:table-cell>
            <table:table-cell table:style-name="Tabelle1.A1" office:value-type="string">
              <text:p text:style-name="Table_20_Heading">Bedeutung speziell bei Standardsoftware</text:p>
            </table:table-cell>
          </table:table-row>
        </table:table-header-rows>
        <table:table-row>
          <table:table-cell table:style-name="Tabelle1.A1" office:value-type="string">
            <text:p text:style-name="Table_20_Contents"><text:span text:style-name="Strong_20_Emphasis">Einführungsmethodik</text:span></text:p>
          </table:table-cell>
          <table:table-cell table:style-name="Tabelle1.A1" office:value-type="string">
            <text:p text:style-name="Table_20_Contents">Standardlösungen kommen meist mit Best-Practice-Konzepten, was die Einführung strukturiert erleichtert</text:p>
          </table:table-cell>
        </table:table-row>
        <table:table-row>
          <table:table-cell table:style-name="Tabelle1.A1" office:value-type="string">
            <text:p text:style-name="Table_20_Contents"><text:span text:style-name="Strong_20_Emphasis">Community &amp; Austausch</text:span></text:p>
          </table:table-cell>
          <table:table-cell table:style-name="Tabelle1.A1" office:value-type="string">
            <text:p text:style-name="Table_20_Contents">Große Nutzercommunity – Erfahrungen, Templates und Lösungen sind leicht auffindbar</text:p>
          </table:table-cell>
        </table:table-row>
        <table:table-row>
          <table:table-cell table:style-name="Tabelle1.A1" office:value-type="string">
            <text:p text:style-name="Table_20_Contents"><text:span text:style-name="Strong_20_Emphasis">User Adoption</text:span></text:p>
          </table:table-cell>
          <table:table-cell table:style-name="Tabelle1.A1" office:value-type="string">
            <text:p text:style-name="Table_20_Contents">Mitarbeitende akzeptieren etablierte Tools schneller als Eigenentwicklungen</text:p>
          </table:table-cell>
        </table:table-row>
        <table:table-row>
          <table:table-cell table:style-name="Tabelle1.A1" office:value-type="string">
            <text:p text:style-name="Table_20_Contents"><text:span text:style-name="Strong_20_Emphasis">Sicherheit</text:span></text:p>
          </table:table-cell>
          <table:table-cell table:style-name="Tabelle1.A1" office:value-type="string">
            <text:p text:style-name="Table_20_Contents">Große Anbieter investieren stark in Sicherheit, Zertifizierungen und Compliance (ISO 27001 etc.)</text:p>
          </table:table-cell>
        </table:table-row>
        <table:table-row>
          <table:table-cell table:style-name="Tabelle1.A1" office:value-type="string">
            <text:p text:style-name="Table_20_Contents"><text:span text:style-name="Strong_20_Emphasis">Zukunftssicherheit</text:span></text:p>
          </table:table-cell>
          <table:table-cell table:style-name="Tabelle1.A1" office:value-type="string">
            <text:p text:style-name="Table_20_Contents">Bei großen Herstellern geringer Innovationsrisiko, Produkte werden weiterentwickelt</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08:19:41.684538363</meta:creation-date>
    <dc:date>2025-10-20T08:24:25.764041279</dc:date>
    <meta:editing-duration>PT4M44S</meta:editing-duration>
    <meta:editing-cycles>1</meta:editing-cycles>
    <meta:document-statistic meta:table-count="1" meta:image-count="0" meta:object-count="0" meta:page-count="2" meta:paragraph-count="28" meta:word-count="432" meta:character-count="3606" meta:non-whitespace-character-count="3198"/>
    <meta:generator>LibreOffice/24.2.7.2$Linux_X86_64 LibreOffice_project/420$Build-2</meta:generator>
  </office:meta>
</office:document-meta>
</file>